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c460" officeooo:paragraph-rsid="0015c460"/>
    </style:style>
    <style:style style:name="P2" style:family="paragraph" style:parent-style-name="Standard" style:list-style-name="List_20_1">
      <style:text-properties officeooo:rsid="0015c460" officeooo:paragraph-rsid="0015c460"/>
    </style:style>
    <style:style style:name="P3" style:family="paragraph" style:parent-style-name="Standard" style:list-style-name="Numbering_20_abc">
      <style:text-properties officeooo:paragraph-rsid="0015c460"/>
    </style:style>
    <style:style style:name="P4" style:family="paragraph" style:parent-style-name="Standard">
      <style:text-properties officeooo:paragraph-rsid="0015c460"/>
    </style:style>
    <style:style style:name="T1" style:family="text">
      <style:text-properties officeooo:rsid="0015c4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Cart Download</text:p>
      <text:p text:style-name="P1"/>
      <text:p text:style-name="P1"><text:a xlink:type="simple" xlink:href="https://www.opencart.com/index.php?route=cms/download" text:style-name="Internet_20_link" text:visited-style-name="Visited_20_Internet_20_Link">https://www.opencart.com/index.php?route=cms/download</text:a></text:p>
      <text:p text:style-name="P1"/>
      <text:p text:style-name="P1"/>
      <text:p text:style-name="P1">System requirement for OpenCart software :</text:p>
      <text:p text:style-name="P1">1. MySQL Database</text:p>
      <text:p text:style-name="P1">2. Web Server (Apache Server)</text:p>
      <text:p text:style-name="P1">3. PHP</text:p>
      <text:p text:style-name="P1"/>
      <text:p text:style-name="P1"/>
      <text:p text:style-name="P1">XAMPP download and install</text:p>
      <text:p text:style-name="P1"/>
      <text:p text:style-name="P1"><text:a xlink:type="simple" xlink:href="https://www.apachefriends.org/download.html" text:style-name="Internet_20_link" text:visited-style-name="Visited_20_Internet_20_Link">https://www.apachefriends.org/download.html</text:a></text:p>
      <text:p text:style-name="P1"/>
      <text:p text:style-name="P1"/>
      <text:p text:style-name="P1">After installing the XAMPP software :</text:p>
      <text:p text:style-name="P1">1. Extract the opencart-4.0.2.3.zip file to folder opencart-4.0.2.3</text:p>
      <text:p text:style-name="P1">2. Copy folder opencart-4.0.2.3 to <text:s/>/opt/lampp/htdocs</text:p>
      <text:p text:style-name="P1">3. Rename the folder /opt/lampp/htdocs/opencart-4.0.2.3 to /opt/lampp/htdocs/ opencart</text:p>
      <text:p text:style-name="P1">4. Rename the following folders :</text:p>
      <text:p text:style-name="P4"><text:span text:style-name="T1"><text:s text:c="5"/></text:span></text:p>
      <text:list xml:id="list2140866744" text:style-name="Numbering_20_abc">
        <text:list-item>
          <text:p text:style-name="P3"><text:span text:style-name="T1">/opt/lampp/htdocs/opencart/upload/config-dist.php to /opt/lampp/htdocs/opencart/upload/config.php</text:span></text:p>
        </text:list-item>
        <text:list-item>
          <text:p text:style-name="P3"><text:span text:style-name="T1">/opt/lampp/htdocs/opencart/upload/admin/config-dist.php to /opt/lampp/htdocs/opencart/upload/admin/config.php</text:span></text:p>
        </text:list-item>
      </text:list>
      <text:p text:style-name="P4"/>
      <text:p text:style-name="P1">5. Create Database :</text:p>
      <text:list text:style-name="List_20_1">
        <text:list-item>
          <text:p text:style-name="P2">Open the url : <text:a xlink:type="simple" xlink:href="http://localhost/phpmyadmin" text:style-name="Internet_20_link" text:visited-style-name="Visited_20_Internet_20_Link">http://localhost/phpmyadmin</text:a></text:p>
        </text:list-item>
        <text:list-item>
          <text:p text:style-name="P2">Create a new database <text:s/>“openshop”</text:p>
        </text:list-item>
      </text:list>
      <text:p text:style-name="P1"/>
      <text:p text:style-name="P1"/>
      <text:p text:style-name="P1">6. <text:s/>Establish connection between the application “OpenCart” and the database “openshop”</text:p>
      <text:list text:continue-numbering="true" text:style-name="List_20_1">
        <text:list-item>
          <text:p text:style-name="P2">open the url : <text:s text:c="5"/>“<text:a xlink:type="simple" xlink:href="http://localhost/opencart/" text:style-name="Internet_20_link" text:visited-style-name="Visited_20_Internet_20_Link">http://localhost/opencart/</text:a>”</text:p>
        </text:list-item>
      </text:list>
      <text:p text:style-name="P1"/>
      <text:p text:style-name="P1">7. Delete the “install” folder from the location :</text:p>
      <text:p text:style-name="P1"><text:s text:c="4"/>/opt/lampp/htdocs/opencart/upload</text:p>
      <text:list text:continue-list="list2140866744" text:style-name="Numbering_20_abc">
        <text:list-header>
          <text:p text:style-name="P3"/>
          <text:p text:style-name="P3"/>
        </text:list-header>
      </text:list>
      <text:p text:style-name="P4"><text:span text:style-name="T1"><text:s text:c="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8:13:38.800343235</meta:creation-date>
    <dc:date>2023-10-17T19:59:50.207022505</dc:date>
    <meta:editing-duration>PT1H46M12S</meta:editing-duration>
    <meta:editing-cycles>1</meta:editing-cycles>
    <meta:document-statistic meta:table-count="0" meta:image-count="0" meta:object-count="0" meta:page-count="1" meta:paragraph-count="24" meta:word-count="109" meta:character-count="1052" meta:non-whitespace-character-count="945"/>
    <meta:generator>LibreOffice/7.5.6.2$Linux_X86_64 LibreOffice_project/50$Build-2</meta:generator>
  </office:meta>
</office:document-meta>
</file>